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list-style-name="L5">
      <style:graphic-properties fo:min-height="11.929cm"/>
    </style:style>
    <style:style style:name="T1" style:family="text">
      <style:text-properties fo:font-size="24pt" style:font-size-asian="24pt" style:font-size-complex="24pt"/>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hat's my number?</text:p>
          </draw:text-box>
        </draw:frame>
        <draw:frame presentation:style-name="pr2" draw:layer="layout" svg:width="25.199cm" svg:height="12.179cm" svg:x="1.4cm" svg:y="4.914cm" presentation:class="subtitle">
          <draw:text-box>
            <text:p>Game design </text:p>
            <text:p>Javascript workshop</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troduction</text:p>
          </draw:text-box>
        </draw:frame>
        <draw:frame presentation:style-name="pr4" draw:layer="layout" svg:width="25.199cm" svg:height="12.179cm" svg:x="1.4cm" svg:y="4.914cm" presentation:class="outline" presentation:user-transformed="true">
          <draw:text-box>
            <text:list text:style-name="L3">
              <text:list-item>
                <text:p>Javascript syntax recap</text:p>
              </text:list-item>
              <text:list-item>
                <text:p>Project introductio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Javascript syntax recap</text:p>
          </draw:text-box>
        </draw:frame>
        <draw:frame presentation:style-name="pr4" draw:layer="layout" svg:width="25.199cm" svg:height="12.179cm" svg:x="1.4cm" svg:y="4.914cm" presentation:class="outline" presentation:user-transformed="true">
          <draw:text-box>
            <text:list text:style-name="L3">
              <text:list-item>
                <text:p>What is Javascript?</text:p>
              </text:list-item>
              <text:list-item>
                <text:p>var = value or function;</text:p>
              </text:list-item>
              <text:list-item>
                <text:p>function(variables) { </text:p>
                <text:list>
                  <text:list-header>
                    <text:p>do something with the variables; </text:p>
                  </text:list-header>
                </text:list>
                <text:p>};</text:p>
              </text:list-item>
              <text:list-item>
                <text:p>Operators</text:p>
                <text:list>
                  <text:list-header>
                    <text:p>&lt; <text:tab/><text:tab/><text:tab/><text:tab/> <text:s text:c="2"/><text:tab/>smaller than</text:p>
                    <text:p>== <text:tab/>equal to</text:p>
                    <text:p>&gt; <text:tab/><text:tab/> <text:s text:c="4"/>greater th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user-transformed="true">
            <draw:text-box>
              <text:p>Alongside HTML and CSS, Javascript is one of the three essential technologies of World Wide Web content production; the majority of websites employ it and it is supported by all modern web browsers without plug-ins. </text:p>
              <text:p>Despite some naming, syntactic, and standard library similarities, JavaScript and Java are otherwise unrelated and have very different meanings. </text:p>
              <text:p>Javascript is also used in game development, the creation of desktop and mobile applications, and it forms the basis for Javascript frameworks such as Angular.js, React.js, etcetera, which are becoming increasingly popular.</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Project Introduction</text:p>
          </draw:text-box>
        </draw:frame>
        <draw:frame presentation:style-name="pr4" draw:layer="layout" svg:width="25.199cm" svg:height="12.179cm" svg:x="1.4cm" svg:y="4.914cm" presentation:class="outline">
          <draw:text-box>
            <text:list text:style-name="L3">
              <text:list-item>
                <text:p>'What's my number?' number guessing game</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ection 1: Winning condition</text:p>
          </draw:text-box>
        </draw:frame>
        <draw:frame presentation:style-name="pr4" draw:layer="layout" svg:width="25.199cm" svg:height="12.179cm" svg:x="1.4cm" svg:y="4.914cm" presentation:class="outline">
          <draw:text-box>
            <text:list text:style-name="L3">
              <text:list-item>
                <text:p>When does the player win?</text:p>
                <text:p/>
              </text:list-item>
              <text:list-item>
                <text:p>Implement using the if-statement:</text:p>
                <text:list>
                  <text:list-header>
                    <text:p>if (homework == done) {</text:p>
                    <text:list>
                      <text:list-header>
                        <text:p>play_outside;</text:p>
                      </text:list-header>
                    </text:list>
                    <text:p>}</text:p>
                  </text:list-header>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ection 1 Answer</text:p>
          </draw:text-box>
        </draw:frame>
        <draw:frame presentation:style-name="pr4" draw:layer="layout" svg:width="25.199cm" svg:height="12.179cm" svg:x="1.4cm" svg:y="4.914cm" presentation:class="outline" presentation:user-transformed="true">
          <draw:text-box>
            <text:list text:style-name="L3">
              <text:list-header>
                <text:p>if (guess == randomNumber) {</text:p>
                <text:p><text:s/><text:tab/><text:span text:style-name="T1">document.getElementById("message").innerHTML= "It took you " +guessCount+ " guesses";</text:span></text:p>
                <text:list>
                  <text:list-header>
                    <text:p><text:span text:style-name="T1">return; <text:s/>// prevents saying 'ran out' if guessed in last round</text:span></text:p>
                  </text:list-header>
                </text:list>
                <text:p>}</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ection 2: Losing condition</text:p>
          </draw:text-box>
        </draw:frame>
        <draw:frame presentation:style-name="pr4" draw:layer="layout" svg:width="25.199cm" svg:height="12.179cm" svg:x="1.4cm" svg:y="4.914cm" presentation:class="outline">
          <draw:text-box>
            <text:list text:style-name="L3">
              <text:list-item>
                <text:p>When does the player loose a round?</text:p>
                <text:p/>
              </text:list-item>
              <text:list-item>
                <text:p>Implement using the else if statement:</text:p>
                <text:list>
                  <text:list-header>
                    <text:p>if (homework == done) {</text:p>
                    <text:list>
                      <text:list-header>
                        <text:p>play_outside;</text:p>
                      </text:list-header>
                    </text:list>
                    <text:p>} else if (need_help == true) {</text:p>
                    <text:list>
                      <text:list-header>
                        <text:p>ask_mom_or_dad_for_help;</text:p>
                      </text:list-header>
                    </text:list>
                    <text:p>} else {</text:p>
                    <text:list>
                      <text:list-header>
                        <text:p>do_homework;</text:p>
                      </text:list-header>
                    </text:list>
                    <text:p>};</text:p>
                    <text:list>
                      <text:list-header>
                        <text:p/>
                      </text:list-header>
                    </text:list>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ection 2 Answer</text:p>
          </draw:text-box>
        </draw:frame>
        <draw:frame presentation:style-name="pr5" draw:layer="layout" svg:width="25.199cm" svg:height="14.136cm" svg:x="1.4cm" svg:y="4.914cm" presentation:class="outline" presentation:user-transformed="true">
          <draw:text-box>
            <text:list text:style-name="L5">
              <text:list-item>
                <text:p>if (guess == randomNumber) {</text:p>
              </text:list-item>
              <text:list-item>
                <text:p><text:s text:c="4"/><text:span text:style-name="T2">document.getElementById("message").innerHTML= "It took you " +guessCount+ " guesses";</text:span></text:p>
              </text:list-item>
              <text:list-item>
                <text:p><text:span text:style-name="T2"><text:s text:c="4"/></text:span><text:span text:style-name="T2"><text:tab/></text:span><text:span text:style-name="T2">return; <text:s/>// prevents saying 'ran out' if guessed in last round</text:span></text:p>
                <text:p>} else if (guess &lt; randomNumber) {</text:p>
              </text:list-item>
              <text:list-item>
                <text:p><text:s text:c="4"/><text:span text:style-name="T2">document.getElementById("message").innerHTML= "Guess again. The number is higher than "+guess;</text:span></text:p>
              </text:list-item>
              <text:list-item>
                <text:p><text:s text:c="2"/>} else {</text:p>
              </text:list-item>
              <text:list-item>
                <text:p><text:s text:c="4"/><text:span text:style-name="T2">document.getElementById("message").innerHTML= "Guess again. The number is lower than "+guess;</text:span></text:p>
              </text:list-item>
              <text:list-item>
                <text:p><text:s text:c="2"/>}</text:p>
              </text:list-item>
              <text:list-item>
                <text:p><text:s text:c="2"/>guessCount += 1;</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ection 3: Game end</text:p>
          </draw:text-box>
        </draw:frame>
        <draw:frame presentation:style-name="pr4" draw:layer="layout" svg:width="25.199cm" svg:height="12.179cm" svg:x="1.4cm" svg:y="4.914cm" presentation:class="outline">
          <draw:text-box>
            <text:list text:style-name="L3">
              <text:list-item>
                <text:p>When does the entire game end?</text:p>
                <text:p/>
              </text:list-item>
              <text:list-item>
                <text:p>Implement using an if-statement:</text:p>
                <text:list>
                  <text:list-header>
                    <text:p>if (homework == done) {</text:p>
                    <text:list>
                      <text:list-header>
                        <text:p>play_outside;</text:p>
                      </text:list-header>
                    </text:list>
                    <text:p>};</text:p>
                  </text:list-header>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ection 3 Answer</text:p>
          </draw:text-box>
        </draw:frame>
        <draw:frame presentation:style-name="pr4" draw:layer="layout" svg:width="25.199cm" svg:height="12.179cm" svg:x="1.4cm" svg:y="4.914cm" presentation:class="outline">
          <draw:text-box>
            <text:list text:style-name="L3">
              <text:list-header>
                <text:p>if (guessCount &gt;= MAX_GUESSES) {</text:p>
                <text:p><text:s text:c="4"/><text:tab/><text:span text:style-name="T1">document.getElementById("message").innerHTML= "Sorry, you ran out of guesses. <text:s/>The number was " + randomNumber;</text:span></text:p>
                <text:p><text:s/><text:tab/><text:span text:style-name="T1">document.getElementById("game").style.visibility="hidden";</text:span></text:p>
                <text:p>}</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ection 4: Expand/customize</text:p>
          </draw:text-box>
        </draw:frame>
        <draw:frame presentation:style-name="pr4" draw:layer="layout" svg:width="25.199cm" svg:height="14.898cm" svg:x="1.4cm" svg:y="4.914cm" presentation:class="outline" presentation:user-transformed="true">
          <draw:text-box>
            <text:list text:style-name="L3">
              <text:list-item>
                <text:p>Change the range for guesses to 1-1000. On the web page, tell the player what the range is.</text:p>
              </text:list-item>
              <text:list-item>
                <text:p>Use constants to set the range and to give better messages to the player (f.e. “Your guess is lower than the correct number, but is in range.”)</text:p>
              </text:list-item>
              <text:list-item>
                <text:p>Change the name of the variable 'guess' to 'playerGuess'</text:p>
              </text:list-item>
              <text:list-item>
                <text:p>The player can type in anything, also “zombies”. Use Javascript's parseInt function to convert any guess into a number.</text:p>
              </text:list-item>
              <text:list-item>
                <text:p>Change the styling of the page</text:p>
                <text:p/>
                <text:p>Let another player play your game and fix any bugs they find.</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30T20:39:06.572449991</meta:creation-date>
    <dc:date>2015-11-30T21:46:28.754764947</dc:date>
    <meta:editing-duration>PT21M41S</meta:editing-duration>
    <meta:editing-cycles>1</meta:editing-cycles>
    <meta:document-statistic meta:object-count="65"/>
    <meta:generator>LibreOffice/4.2.8.2$Linux_X86_64 LibreOffice_project/420m0$Build-2</meta:generator>
  </office:meta>
</office:document-meta>
</file>